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Preformatted_20_Text">
      <style:text-properties fo:language="fi" fo:country="FI" officeooo:rsid="00122147" officeooo:paragraph-rsid="00122147"/>
    </style:style>
    <style:style style:name="P3" style:family="paragraph" style:parent-style-name="Preformatted_20_Text">
      <style:text-properties style:font-name="Liberation Sans" fo:language="fi" fo:country="FI" officeooo:rsid="00122147" officeooo:paragraph-rsid="00122147"/>
    </style:style>
    <style:style style:name="P4" style:family="paragraph" style:parent-style-name="Preformatted_20_Text">
      <style:text-properties style:font-name="Liberation Sans" fo:language="fi" fo:country="FI" officeooo:rsid="001228cd" officeooo:paragraph-rsid="001228cd"/>
    </style:style>
    <style:style style:name="P5" style:family="paragraph" style:parent-style-name="Preformatted_20_Text">
      <style:text-properties style:font-name="Liberation Sans" fo:language="fi" fo:country="FI" officeooo:rsid="00138de9" officeooo:paragraph-rsid="0013d6cc"/>
    </style:style>
    <style:style style:name="T1" style:family="text">
      <style:text-properties officeooo:rsid="0012c591"/>
    </style:style>
    <style:style style:name="T2" style:family="text">
      <style:text-properties officeooo:rsid="0013d6c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feraatti kandidaattitutkielmasta<text:line-break/>Ohjelmistoarkkitehtuurin sisällyttäminen ketteriin ohjelmistotuotantomenetelmiin</text:p>
      <text:p text:style-name="P2"/>
      <text:p text:style-name="P3">Referoija Evgenia Lyjina</text:p>
      <text:p text:style-name="P3">Tutkielman kirjoittaja Tero Huomo</text:p>
      <text:p text:style-name="P3">Julkaisu päivämäärä 9.12.2012</text:p>
      <text:p text:style-name="P3"/>
      <text:p text:style-name="P3">Ketteriä ohjelmistotuotantomenetelmiä on kritisoitu niiden ohjelmistosuunnittelun laiminlyönnistä projekteissään. Siinä missä vesiputousmallissa koko projekti perustuu tarkkaan suunnitelman päälle, ketterissä menetelmissä ohjelmiston rakenne syntyy ohjelmoinnin yhteydessä. </text:p>
      <text:p text:style-name="P4"/>
      <text:p text:style-name="P4">Ohjelmiston arkkitehtuuria voidaan ajatella esimerkiksi ohjelmiston rakenteen suunnitelmana, jossa on otettu huomioon tekniset ja turvallisuuteen liittyvät aspektit. Ketterissä ohjelmistotuotantomenetelmissä ei suunnittelulle ole varattu sen kummemin aikaa. Niiden asiakaslähtöinen käyttäjätärinoihin perustuva työskentelytapa <text:span text:style-name="T1">pyrkii jokaisen pyrähdyksen aikana tuottaa edellistä pyrähdystä enemmän ominaisuuksia omaavan toimivan ohjelman Rakennesuunnitelman tuottaminen ei taas näy tuotteessa suoraan.</text:span></text:p>
      <text:p text:style-name="P4"/>
      <text:p text:style-name="P5">Erilaisia tekniikoita on esitetty ja kokeiltu ketterien tuotannossa arkitehtuurin sisällyttämiseksi mukaan projektiin. Eräs on Sprint 0 eli valmisteluvaihe, jossa olisi varattu aikaa suunnittelulle. Tämän heikkous on mm. sen ristiriitaisuus ketterien periaatteen kanssa muutosvalmiudesta. Toinen malli on erillinen prosessi, jossa arkkitehtuuritiimi tuotta<text:span text:style-name="T2">a</text:span> kehittäjätiimille suunnitelman <text:span text:style-name="T2">jokaiseksi </text:span>pyrähdykseksi. </text:p>
      <text:p text:style-name="P5"/>
      <text:p text:style-name="P5"><text:span text:style-name="T2">Toimivimmiksi on kuitenkin koettu mallit, </text:span>jossa <text:span text:style-name="T2">suunnitteluosuudet on otettu mukaan k</text:span>äyttäjätarin<text:span text:style-name="T2">oiden</text:span> tapa<text:span text:style-name="T2">an jolloin ne estimoidaan ja priorisoidaan. Suunnittelupiikessa järjestelmän ongelmanratkonta tarinat otetaan mukaan sprintiin niiden ilmeentyessä. Käyttäessä arkkitehtuurijaksoja koko pyrähdys on tiimin itse suunnittelema. Tämä malli kuitenkin muistuttaa Sprint 0. Viimeisenä on esitetty arkkitehtuuritarinoiden ottaminen mukaan käyttäjätarinoiden rinnalle, joka on selkein tapa tiimin ja asiakkaan kannal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30T12:18:19.789166572</dc:date>
    <dc:creator>Evgenia </dc:creator>
    <meta:generator>LibreOffice/4.2.8.2$Linux_X86_64 LibreOffice_project/420m0$Build-2</meta:generator>
    <meta:editing-duration>P0D</meta:editing-duration>
    <meta:editing-cycles>1</meta:editing-cycles>
    <meta:document-statistic meta:table-count="0" meta:image-count="0" meta:object-count="0" meta:page-count="1" meta:paragraph-count="8" meta:word-count="191" meta:character-count="1908" meta:non-whitespace-character-count="1908"/>
  </office:meta>
</office:document-meta>
</file>